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343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2" style:family="table-cell" style:parent-style-name="Default" style:data-style-name="N0">
      <style:text-properties style:font-name="Noto Sans Mono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3" table:default-cell-style-name="ce2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number-columns-repeated="16377"/>
        </table:table-row>
        <table:table-row table:style-name="ro2">
          <table:table-cell table:style-name="Default" table:number-columns-repeated="19"/>
          <table:table-cell table:number-columns-repeated="16365"/>
        </table:table-row>
        <table:table-row table:style-name="ro2">
          <table:table-cell/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table:number-columns-repeated="4"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6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7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Final angles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style-name="Default" table:formula="of:=DEGREES(ACOS(([.B38]*[.D38]+[.C38]*[.E38])/(SQRT([.B38]^2+[.C38]^2)*SQRT([.D38]^2+[.E38]^2))))" office:value-type="float" office:value="61.8904093705072" calcext:value-type="float">
            <text:p>61.8904093705072</text:p>
          </table:table-cell>
          <table:table-cell table:formula="of:=90-[.F38]" office:value-type="float" office:value="28.1095906294928" calcext:value-type="float">
            <text:p>28.109590629492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 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7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eam 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9"/>
          <table:table-cell table:style-name="Default"/>
          <table:table-cell table:number-columns-repeated="16373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1638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05:29.645748064</meta:creation-date>
    <dc:date>2024-11-17T18:12:22.906583379</dc:date>
    <meta:editing-duration>PT31M6S</meta:editing-duration>
    <meta:editing-cycles>6</meta:editing-cycles>
    <meta:generator>LibreOffice/24.8.3.2$Linux_X86_64 LibreOffice_project/480$Build-2</meta:generator>
    <meta:document-statistic meta:table-count="1" meta:cell-count="153" meta:object-count="0"/>
  </office:meta>
</office:document-meta>
</file>